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Heading_20_2">
      <style:paragraph-properties fo:margin-top="0cm" fo:margin-bottom="0cm" style:contextual-spacing="false"/>
    </style:style>
    <style:style style:name="P2" style:family="paragraph" style:parent-style-name="Heading_20_1">
      <style:paragraph-properties fo:text-align="start" style:justify-single-word="false"/>
      <style:text-properties officeooo:rsid="002226b5" officeooo:paragraph-rsid="002226b5"/>
    </style:style>
    <style:style style:name="P3" style:family="paragraph" style:parent-style-name="Heading_20_3">
      <style:text-properties officeooo:paragraph-rsid="002226b5"/>
    </style:style>
    <style:style style:name="P4" style:family="paragraph" style:parent-style-name="Text_20_body">
      <style:paragraph-properties fo:text-align="start" style:justify-single-word="false"/>
      <style:text-properties officeooo:paragraph-rsid="002226b5"/>
    </style:style>
    <style:style style:name="P5" style:family="paragraph" style:parent-style-name="Text_20_body">
      <style:text-properties officeooo:paragraph-rsid="002226b5"/>
    </style:style>
    <style:style style:name="P6" style:family="paragraph" style:parent-style-name="Text_20_body">
      <style:text-properties fo:font-weight="bold" officeooo:rsid="002226b5" officeooo:paragraph-rsid="002226b5" style:font-weight-asian="bold" style:font-weight-complex="bold"/>
    </style:style>
    <style:style style:name="T1" style:family="text">
      <style:text-properties officeooo:rsid="002226b5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Common People</text:h>
      <text:h text:style-name="P1" text:outline-level="2">B <text:s text:c="2"/>F#, <text:s text:c="2"/>E <text:s text:c="2"/><text:span text:style-name="T1">B <text:s text:c="2"/>F#</text:span></text:h>
      <text:h text:style-name="Heading_20_3" text:outline-level="3">She came from Greece, she had a thirst for knowledge</text:h>
      <text:p text:style-name="P4">She studied sculpture at Saint Martin's College, That's where I, Caught her eye</text:p>
      <text:p text:style-name="P4">She told me that her Dad was loaded, I said, "In that case, I'll have rum and Coca-Cola."</text:p>
      <text:p text:style-name="P4">She said, "Fine", And in thirty-seconds time she said</text:p>
      <text:p text:style-name="P4">"I wanna live like common people, I wanna do whatever common people do</text:p>
      <text:p text:style-name="P4">Wanna sleep with common people, I wanna sleep with common people like you."</text:p>
      <text:p text:style-name="P4">Well, what else could I do?, I said, "I'll... I'll see what I can do."</text:p>
      <text:h text:style-name="Heading_20_3" text:outline-level="3">I took her to a supermarket</text:h>
      <text:p text:style-name="P4">I don't know why but I had to start it somewhere, So it started there</text:p>
      <text:p text:style-name="P4">I said, "Pretend you got no money.", And she just laughed and said, "Oh, you're so funny."</text:p>
      <text:p text:style-name="P4">I said, "Yeah, Well, I can't see anyone else smiling in here, Are you sure?</text:p>
      <text:p text:style-name="P4">You wanna live like common people, You wanna see whatever common people see</text:p>
      <text:p text:style-name="P4">Wanna sleep with common people, You wanna sleep with common people like me?</text:p>
      <text:p text:style-name="P4">But she didn't understand, And she just smiled and held my hand</text:p>
      <text:h text:style-name="Heading_20_3" text:outline-level="3"><text:span text:style-name="T1">R</text:span>ent a flat above a shop,<text:span text:style-name="T2"> cut your hair and get a job</text:span></text:h>
      <text:p text:style-name="P4"><text:span text:style-name="T1">S</text:span>moke some fags and play some pool, Pretend you never went to school</text:p>
      <text:p text:style-name="P4">But still you'll never get it right, 'Cause when you're laid in bed at night</text:p>
      <text:p text:style-name="P4">Watching roaches climb the wall, If you called your dad he could stop it all, Yeah</text:p>
      <text:h text:style-name="P3" text:outline-level="3">You'll never live like common people, </text:h>
      <text:p text:style-name="P4">You'll never do what ever common people do, Never fail like common people, </text:p>
      <text:p text:style-name="P4">You'll never watch your life slide out of view, And then dance, and drink, and screw, Because there's nothing else to do.</text:p>
      <text:p text:style-name="P6">SOLO</text:p>
      <text:h text:style-name="Heading_20_3" text:outline-level="3">Sing along with the common people, <text:span text:style-name="T4">Sing along and it might just get you through, </text:span></text:h>
      <text:p text:style-name="P4">Laugh along with the common people, Laugh along, even though they're laughing at you</text:p>
      <text:p text:style-name="P4">And the stupid things that you do, Because you think that poor is cool</text:p>
      <text:h text:style-name="P3" text:outline-level="3">Like a dog lying in a corner, </text:h>
      <text:p text:style-name="P5">They will bite you and never warn you, Look out, they'll tear your insides out, </text:p>
      <text:p text:style-name="P5">'<text:span text:style-name="T4">Cause everybody hates a tourist, Especially one who, who thinks it's all such a laugh, Yeah, and the chip stains and grease will come out in the bath</text:span></text:p>
      <text:p text:style-name="Text_20_body">You will never understand, How it feels to live your life, With no meaning or control, , And with nowhere left to go</text:p>
      <text:p text:style-name="Text_20_body">You are amazed that they exist, And they burn so bright whilst you can only wonder why</text:p>
      <text:h text:style-name="P3" text:outline-level="3"><text:span text:style-name="T1">R</text:span>ent a flat above a shop,<text:span text:style-name="T2"> cut your hair and get a job ...</text:span></text:h>
      <text:p text:style-name="P4">Wanna live with common people like you … <text:s text:c="3"/>A la la la la la, Ooooh, la la la la 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false" fo:line-height="75%" style:page-number="auto"/>
      <style:text-properties fo:font-size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style-name="Regular" style:font-family-generic="roman" style:font-pitch="variable" fo:font-size="36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opacity="100%"/>
      <style:paragraph-properties fo:margin-top="0.199cm" fo:margin-bottom="0.199cm" style:contextual-spacing="false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101cm" fo:margin-bottom="0.21cm" style:contextual-spacing="false" style:page-number="auto"/>
      <style:text-properties style:font-name="Times New Roman" fo:font-family="'Times New Roman'" style:font-style-name="Regular" style:font-family-generic="roman" style:font-pitch="variable" fo:font-size="22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9T09:50:53.823997469</meta:creation-date>
    <dc:title>SongSheet</dc:title>
    <meta:editing-cycles>2</meta:editing-cycles>
    <meta:generator>LibreOffice/7.6.4.1$MacOSX_AARCH64 LibreOffice_project/e19e193f88cd6c0525a17fb7a176ed8e6a3e2aa1</meta:generator>
    <meta:editing-duration>PT36M13S</meta:editing-duration>
    <dc:date>2025-04-19T10:27:07.047410170</dc:date>
    <meta:document-statistic meta:table-count="0" meta:image-count="0" meta:object-count="0" meta:page-count="1" meta:paragraph-count="34" meta:word-count="455" meta:character-count="2350" meta:non-whitespace-character-count="1913"/>
    <meta:template xlink:type="simple" xlink:actuate="onRequest" xlink:title="SongSheet" xlink:href="../../../../Library/Application%20Support/LibreOffice/4/user/template/SongSheet.ott" meta:date="2025-04-19T09:50:53.740825088"/>
  </office:meta>
</office:document-meta>
</file>